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58cm" fo:min-width="5.208cm"/>
    </style:style>
    <style:style style:name="gr2" style:family="graphic" style:parent-style-name="standard">
      <style:graphic-properties draw:textarea-horizontal-align="justify" draw:textarea-vertical-align="middle" draw:auto-grow-height="false" draw:fit-to-size="shrink-to-fit" fo:min-height="1.233cm" fo:min-width="1.891cm"/>
    </style:style>
    <style:style style:name="gr3" style:family="graphic" style:parent-style-name="standard">
      <style:graphic-properties svg:stroke-color="#ff0000" draw:fill-color="#ff00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77216f" draw:fill-color="#990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6600" draw:fill-color="#00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33cm" fo:min-width="1.89cm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1.891cm"/>
    </style:style>
    <style:style style:name="gr8" style:family="graphic" style:parent-style-name="standard">
      <style:graphic-properties svg:stroke-color="#007826" draw:fill-color="#009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663366" draw:fill-color="#9900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draw:fit-to-size="false" fo:min-height="1.232cm" fo:min-width="1.89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opacity="0%" draw:opacity="100%" draw:opacity-name="Transparency_20_109" draw:textarea-horizontal-align="justify" draw:textarea-vertical-align="middle" draw:auto-grow-height="false" fo:min-height="0.078cm" fo:min-width="0.44cm" draw:shadow="hidden"/>
    </style:style>
    <style:style style:name="gr13" style:family="graphic" style:parent-style-name="standard">
      <style:graphic-properties svg:stroke-opacity="0%" draw:opacity="100%" draw:opacity-name="Transparency_20_120" draw:textarea-horizontal-align="justify" draw:textarea-vertical-align="middle" draw:auto-grow-height="false" fo:min-height="0.501cm" fo:min-width="0.966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501cm" fo:min-width="0.966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1.736cm" fo:min-width="6.286cm"/>
    </style:style>
    <style:style style:name="gr18" style:family="graphic" style:parent-style-name="standard">
      <style:graphic-properties draw:textarea-horizontal-align="justify" draw:textarea-vertical-align="middle" draw:auto-grow-height="false" fo:min-height="1.395cm" fo:min-width="2.92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20" style:family="graphic" style:parent-style-name="standard">
      <style:graphic-properties svg:stroke-opacity="0%" draw:opacity="100%" draw:opacity-name="Transparency_20_113" draw:textarea-horizontal-align="justify" draw:textarea-vertical-align="middle" draw:auto-grow-height="false" fo:min-height="1.005cm" fo:min-width="1.5cm" draw:shadow="hidden"/>
    </style:style>
    <style:style style:name="gr21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35cm" fo:min-width="0.352cm" draw:shadow="hidden"/>
    </style:style>
    <style:style style:name="gr22" style:family="graphic" style:parent-style-name="standard">
      <style:graphic-properties draw:fill="none" draw:textarea-vertical-align="middle" draw:auto-grow-height="false" fo:min-height="7.33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472cm" fo:min-width="3.822cm"/>
    </style:style>
    <style:style style:name="gr24" style:family="graphic" style:parent-style-name="standard">
      <style:graphic-properties draw:fill="none" draw:textarea-vertical-align="middle" draw:auto-grow-height="false" fo:min-height="5.628cm" fo:min-width="0cm"/>
    </style:style>
    <style:style style:name="gr25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501cm" fo:min-width="1.716cm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1.732cm" fo:min-width="6.286cm"/>
    </style:style>
    <style:style style:name="gr27" style:family="graphic" style:parent-style-name="standard">
      <style:graphic-properties svg:stroke-opacity="0%" draw:opacity="100%" draw:opacity-name="Transparency_20_125" draw:textarea-vertical-align="middle" draw:auto-grow-height="false" fo:min-height="6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1.015cm" fo:min-width="2.364cm"/>
    </style:style>
    <style:style style:name="gr29" style:family="graphic" style:parent-style-name="standard">
      <style:graphic-properties draw:textarea-horizontal-align="justify" draw:textarea-vertical-align="middle" draw:auto-grow-height="false" fo:min-height="1.014cm" fo:min-width="2.364cm"/>
    </style:style>
    <style:style style:name="gr30" style:family="graphic" style:parent-style-name="standard">
      <style:graphic-properties svg:stroke-opacity="0%" draw:opacity="100%" draw:opacity-name="Transparency_20_124" draw:textarea-vertical-align="middle" draw:auto-grow-height="false" fo:min-height="1.35cm" fo:min-width="0.9cm"/>
    </style:style>
    <style:style style:name="gr31" style:family="graphic" style:parent-style-name="standard">
      <style:graphic-properties svg:stroke-opacity="0%" draw:opacity="100%" draw:opacity-name="Transparency_20_128" draw:textarea-vertical-align="middle" draw:auto-grow-height="false" fo:min-height="1.35cm" fo:min-width="0.92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6cm" fo:min-width="5.506cm"/>
    </style:style>
    <style:style style:name="gr33" style:family="graphic" style:parent-style-name="standard">
      <style:graphic-properties svg:stroke-opacity="0%" draw:opacity="100%" draw:opacity-name="Transparency_20_129" draw:textarea-horizontal-align="justify" draw:textarea-vertical-align="middle" draw:auto-grow-height="false" fo:min-height="0.501cm" fo:min-width="0.966cm" draw:shadow="hidden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textarea-horizontal-align="justify" draw:textarea-vertical-align="middle" draw:auto-grow-height="false" fo:min-height="1.916cm" fo:min-width="5.266cm"/>
    </style:style>
    <style:style style:name="gr36" style:family="graphic" style:parent-style-name="standard">
      <style:graphic-properties draw:textarea-horizontal-align="justify" draw:textarea-vertical-align="middle" draw:auto-grow-height="false" fo:min-height="1.736cm" fo:min-width="5.486cm"/>
    </style:style>
    <style:style style:name="gr37" style:family="graphic" style:parent-style-name="standard">
      <style:graphic-properties draw:textarea-horizontal-align="justify" draw:textarea-vertical-align="middle" draw:auto-grow-height="false" fo:min-height="2.818cm" fo:min-width="7.168cm"/>
    </style:style>
    <style:style style:name="gr38" style:family="graphic" style:parent-style-name="standard">
      <style:graphic-properties draw:textarea-horizontal-align="justify" draw:textarea-vertical-align="middle" draw:auto-grow-height="false" fo:min-height="1.736cm" fo:min-width="3.286cm"/>
    </style:style>
    <style:style style:name="gr39" style:family="graphic" style:parent-style-name="standard">
      <style:graphic-properties draw:textarea-horizontal-align="justify" draw:textarea-vertical-align="middle" draw:auto-grow-height="false" fo:min-height="3.54cm" fo:min-width="8.09cm"/>
    </style:style>
    <style:style style:name="gr40" style:family="graphic" style:parent-style-name="standard">
      <style:graphic-properties svg:stroke-opacity="0%" draw:opacity="100%" draw:opacity-name="Transparency_20_125" draw:textarea-horizontal-align="justify" draw:textarea-vertical-align="middle" draw:auto-grow-height="false" fo:min-height="0.35cm" fo:min-width="1.15cm"/>
    </style:style>
    <style:style style:name="gr41" style:family="graphic" style:parent-style-name="standard">
      <style:graphic-properties svg:stroke-opacity="0%" draw:opacity="100%" draw:opacity-name="Transparency_20_124" draw:textarea-horizontal-align="justify" draw:textarea-vertical-align="middle" draw:auto-grow-height="false" fo:min-height="0.35cm" fo:min-width="1.384cm"/>
    </style:style>
    <style:style style:name="gr42" style:family="graphic" style:parent-style-name="standard">
      <style:graphic-properties svg:stroke-opacity="0%" draw:opacity="100%" draw:opacity-name="Transparency_20_128" draw:textarea-horizontal-align="justify" draw:textarea-vertical-align="middle" draw:auto-grow-height="false" fo:min-height="0.35cm" fo:min-width="1.384cm"/>
    </style:style>
    <style:style style:name="gr43" style:family="graphic" style:parent-style-name="standard">
      <style:graphic-properties svg:stroke-opacity="0%" draw:opacity="100%" draw:opacity-name="Transparency_20_131" draw:textarea-horizontal-align="justify" draw:textarea-vertical-align="middle" draw:auto-grow-height="false" fo:min-height="0.95cm" fo:min-width="2.867cm"/>
    </style:style>
    <style:style style:name="gr44" style:family="graphic" style:parent-style-name="standard">
      <style:graphic-properties svg:stroke-opacity="0%" draw:opacity="100%" draw:opacity-name="Transparency_20_134" draw:textarea-horizontal-align="justify" draw:textarea-vertical-align="middle" draw:auto-grow-height="false" fo:min-height="0.95cm" fo:min-width="3.72cm"/>
    </style:style>
    <style:style style:name="gr45" style:family="graphic" style:parent-style-name="standard">
      <style:graphic-properties svg:stroke-opacity="0%" draw:opacity="100%" draw:opacity-name="Transparency_20_130" draw:textarea-horizontal-align="justify" draw:textarea-vertical-align="middle" draw:auto-grow-height="false" fo:min-height="0.35cm" fo:min-width="2.3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0066"/>
      <style:paragraph-properties fo:text-align="center"/>
    </style:style>
    <style:style style:name="P4" style:family="paragraph">
      <loext:graphic-properties draw:fill-color="#990099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9933"/>
      <style:paragraph-properties fo:text-align="center"/>
    </style:style>
    <style:style style:name="P8" style:family="paragraph">
      <style:paragraph-properties fo:margin-top="0.1cm" fo:margin-bottom="0cm" fo:text-align="center"/>
    </style:style>
    <style:style style:name="P9" style:family="paragraph">
      <style:paragraph-properties fo:margin-top="0.1cm" fo:margin-bottom="0cm"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opacity="100%" draw:opacity-name="Transparency_20_109"/>
      <style:paragraph-properties fo:text-align="center"/>
    </style:style>
    <style:style style:name="P12" style:family="paragraph">
      <loext:graphic-properties draw:opacity="100%" draw:opacity-name="Transparency_20_120"/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opacity="100%" draw:opacity-name="Transparency_20_115"/>
      <style:paragraph-properties fo:text-align="center"/>
    </style:style>
    <style:style style:name="P16" style:family="paragraph">
      <loext:graphic-properties draw:opacity="100%" draw:opacity-name="Transparency_20_113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opacity="100%" draw:opacity-name="Transparency_20_125"/>
      <style:paragraph-properties fo:text-align="center"/>
    </style:style>
    <style:style style:name="P19" style:family="paragraph">
      <loext:graphic-properties draw:opacity="100%" draw:opacity-name="Transparency_20_124"/>
      <style:paragraph-properties fo:text-align="center"/>
    </style:style>
    <style:style style:name="P20" style:family="paragraph">
      <loext:graphic-properties draw:opacity="100%" draw:opacity-name="Transparency_20_128"/>
      <style:paragraph-properties fo:text-align="center"/>
    </style:style>
    <style:style style:name="P21" style:family="paragraph">
      <loext:graphic-properties draw:opacity="100%" draw:opacity-name="Transparency_20_129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opacity="100%" draw:opacity-name="Transparency_20_131"/>
      <style:paragraph-properties fo:text-align="center"/>
    </style:style>
    <style:style style:name="P24" style:family="paragraph">
      <loext:graphic-properties draw:opacity="100%" draw:opacity-name="Transparency_20_134"/>
      <style:paragraph-properties fo:text-align="center"/>
    </style:style>
    <style:style style:name="P25" style:family="paragraph">
      <loext:graphic-properties draw:opacity="100%" draw:opacity-name="Transparency_20_13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text-position="-33% 58%" fo:font-size="12pt" style:text-underline-style="none" style:font-size-asian="12pt" style:font-size-complex="12pt"/>
    </style:style>
    <style:style style:name="T5" style:family="text">
      <style:text-properties style:text-position="0% 100%" fo:font-size="12pt" style:text-underline-style="none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position="-33% 58%" fo:font-size="12pt" style:font-size-asian="12pt" style:font-size-complex="12pt"/>
    </style:style>
    <style:style style:name="T10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11" style:family="text">
      <style:text-properties style:font-name="Liberation Sans" fo:font-size="15pt" style:font-name-asian="Liberation Sans1" style:font-size-asian="15pt" style:font-name-complex="Liberation Sans1" style:font-size-complex="15pt"/>
    </style:style>
    <style:style style:name="T12" style:family="text">
      <style:text-properties style:text-position="-33% 58%" style:font-name="Liberation Sans" fo:font-size="15pt" style:font-name-asian="Liberation Sans1" style:font-size-asian="15pt" style:font-name-complex="Liberation Sans1" style:font-size-complex="15pt"/>
    </style:style>
    <style:style style:name="T13" style:family="text">
      <style:text-properties style:text-position="0% 100%" style:font-name="Liberation Sans" fo:font-size="15pt" style:font-name-asian="Liberation Sans1" style:font-size-asian="15pt" style:font-name-complex="Liberation Sans1" style:font-size-complex="15pt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3cm" svg:x="20cm" svg:y="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3.381cm" svg:height="2.097cm" svg:x="18.21cm" svg:y="3.434cm">
            <text:p text:style-name="P1"><text:span text:style-name="T1">All S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336cm" svg:y="5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2cm" svg:x="19.837cm" svg:y="5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464cm" svg:y="5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20.964cm" svg:y="4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8.71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462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839cm" svg:y="4.0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8.71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20.338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211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9.874cm" svg:y="4.0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20.464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cm" svg:x="18.551cm" svg:y="4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cm" svg:x="21.215cm" svg:y="4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cm" svg:x="18.961cm" svg:y="5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712cm" svg:y="3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838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211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cm" svg:x="20.589cm" svg:y="4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1cm" svg:x="20.715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20.964cm" svg:y="4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8.46cm" svg:y="4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29cm" svg:x="19.713cm" svg:y="3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088cm" svg:y="3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9.462cm" svg:y="4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20.088cm" svg:y="5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8.835cm" svg:y="4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1cm" svg:x="18.961cm" svg:y="3.8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3.38cm" svg:height="2.097cm" svg:x="13.201cm" svg:y="1.2cm">
            <text:p text:style-name="P1"><text:span text:style-name="T2">SNPs from sample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329cm" svg:y="2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83cm" svg:y="2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3.576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327cm" svg:y="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705cm" svg:y="1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3.576cm" svg:y="1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204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077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703cm" svg:y="1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4.953cm" svg:y="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3" draw:layer="layout" svg:width="0.125cm" svg:height="0.131cm" svg:x="14.202cm" svg:y="2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703cm" svg:y="2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5.33cm" svg:y="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5.831cm" svg:y="2.6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3.576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328cm" svg:y="1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5.705cm" svg:y="1.8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3.576cm" svg:y="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5.204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077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4.703cm" svg:y="1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954cm" svg:y="1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" draw:text-style-name="P6" draw:layer="layout" svg:width="3.381cm" svg:height="2.096cm" svg:x="13.2cm" svg:y="3.428cm">
            <text:p text:style-name="P1"><text:span text:style-name="T2">SNPs from sample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7" draw:layer="layout" svg:width="0.126cm" svg:height="0.131cm" svg:x="14.326cm" svg:y="5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6cm" svg:height="0.131cm" svg:x="14.827cm" svg:y="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454cm" svg:y="5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955cm" svg:y="4.8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3.701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6cm" svg:height="0.131cm" svg:x="14.452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83cm" svg:y="4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3.701cm" svg:y="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329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4.202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4.828cm" svg:y="4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079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" draw:text-style-name="P9" draw:layer="layout" svg:width="3.38cm" svg:height="2.097cm" svg:x="13.201cm" svg:y="6.703cm">
            <text:p text:style-name="P8"><text:span text:style-name="T2">SNPs from sample 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9" draw:text-style-name="P4" draw:layer="layout" svg:width="0.125cm" svg:height="0.131cm" svg:x="14.201cm" svg:y="8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702cm" svg:y="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329cm" svg:y="8.4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83cm" svg:y="8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3.576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327cm" svg:y="7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705cm" svg:y="7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3.576cm" svg:y="7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204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077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703cm" svg:y="7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6cm" svg:height="0.131cm" svg:x="14.953cm" svg:y="7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0" draw:text-style-name="P2" draw:layer="layout" svg:width="3.381cm" svg:height="2.096cm" svg:x="23.219cm" svg:y="3.428cm">
          <text:p text:style-name="P1"><text:span text:style-name="T1">Random Sam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4.722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473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974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849cm" svg:y="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4.472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3.971cm" svg:y="4.8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7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4cm" svg:height="0.131cm" svg:x="25.474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3.595cm" svg:y="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5.4cm" svg:y="4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4.721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5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3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4.472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5cm" svg:height="0.13cm" svg:x="24.973cm" svg:y="4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5cm" svg:height="0.131cm" svg:x="23.97cm" svg:y="3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.252cm" svg:height="0.655cm" svg:x="21.716cm" svg:y="4.20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252cm" svg:height="0.655cm" svg:x="16.707cm" svg:y="4.21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954cm" svg:height="1.501cm" draw:transform="rotate (-2.18166156499291) translate (24.6cm 6.17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4" draw:layer="layout" svg:width="6.2cm" svg:height="1.825cm" svg:x="20cm" svg:y="9.485cm">
          <draw:text-box>
            <text:p text:style-name="P13"><text:span text:style-name="T1">L</text:span><text:span text:style-name="T1">(</text:span><text:span text:style-name="T1">O</text:span><text:span text:style-name="T1">c</text:span><text:span text:style-name="T1">t</text:span><text:span text:style-name="T1">a</text:span><text:span text:style-name="T1">p</text:span><text:span text:style-name="T1">l</text:span><text:span text:style-name="T1">o</text:span><text:span text:style-name="T1">i</text:span><text:span text:style-name="T1">d</text:span><text:span text:style-name="T1">|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/text:p>
            <text:p text:style-name="P13"><text:span text:style-name="T1"/></text:p>
          </draw:text-box>
        </draw:frame>
        <draw:custom-shape draw:style-name="gr11" draw:text-style-name="P10" draw:layer="layout" svg:width="0.125cm" svg:height="0.131cm" svg:x="22.676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22.676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22.676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6cm" svg:height="2.621cm" svg:x="20cm" svg:y="7.71cm">
          <draw:text-box>
            <text:p text:style-name="P13"><text:span text:style-name="T1">L</text:span><text:span text:style-name="T1">(</text:span><text:span text:style-name="T1">H</text:span><text:span text:style-name="T1">a</text:span><text:span text:style-name="T1">p</text:span><text:span text:style-name="T1">l</text:span><text:span text:style-name="T1">o</text:span><text:span text:style-name="T1">i</text:span><text:span text:style-name="T1">d</text:span><text:span text:style-name="T1">|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/text:p>
            <text:p text:style-name="P13"><text:span text:style-name="T1">L</text:span><text:span text:style-name="T1">(</text:span><text:span text:style-name="T1">D</text:span><text:span text:style-name="T1">i</text:span><text:span text:style-name="T1">p</text:span><text:span text:style-name="T1">l</text:span><text:span text:style-name="T1">o</text:span><text:span text:style-name="T1">i</text:span><text:span text:style-name="T1">d</text:span><text:span text:style-name="T1">|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/text:p>
            <text:p text:style-name="P13"><text:span text:style-name="T1"/></text:p>
          </draw:text-box>
        </draw:frame>
        <draw:custom-shape draw:style-name="gr16" draw:text-style-name="P15" draw:layer="layout" svg:width="1.954cm" svg:height="1.501cm" draw:transform="rotate (-1.5707963267949) translate (23.6cm 10.51cm)">
          <text:p text:style-name="P1"/>
          <draw:enhanced-geometry svg:viewBox="0 0 21600 21600" draw:text-areas="?f5 ?f1 ?f6 ?f2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7cm" svg:height="2.2cm" svg:x="19cm" svg:y="12.51cm">
          <text:p text:style-name="P1"><text:span text:style-name="T3">H</text:span><text:span text:style-name="T4">0</text:span><text:span text:style-name="T5">: </text:span><text:span text:style-name="T6">Ploidy for Sample </text:span><text:span text:style-name="T6">i = </text:span></text:p>
          <text:p text:style-name="P1"><text:span text:style-name="T6">MLE(Ploidy|Random </text:span><text:span text:style-name="T6">Samp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1.821cm" svg:x="1.2cm" svg:y="4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4.2cm" svg:height="1.081cm" svg:x="1.2cm" svg:y="5.285cm">
          <draw:text-box>
            <text:p text:style-name="P13"><text:span text:style-name="T7">L</text:span><text:span text:style-name="T7">(</text:span><text:span text:style-name="T7">O</text:span><text:span text:style-name="T7">ct</text:span><text:span text:style-name="T7">a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1</text:span><text:span text:style-name="T7">)</text:span></text:p>
            <text:p text:style-name="P13"><text:span text:style-name="T1"/></text:p>
          </draw:text-box>
        </draw:frame>
        <draw:custom-shape draw:style-name="gr11" draw:text-style-name="P10" draw:layer="layout" svg:width="0.13cm" svg:height="0.092cm" svg:x="2.87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2.87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2.87cm" svg:y="5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8cm" svg:height="2.621cm" svg:x="1.2cm" svg:y="4.089cm">
          <draw:text-box>
            <text:p text:style-name="P13"><text:span text:style-name="T7">L</text:span><text:span text:style-name="T7">(</text:span><text:span text:style-name="T7">H</text:span><text:span text:style-name="T7">a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1</text:span><text:span text:style-name="T7">)</text:span></text:p>
            <text:p text:style-name="P13"><text:span text:style-name="T7">L</text:span><text:span text:style-name="T7">(</text:span><text:span text:style-name="T7">D</text:span><text:span text:style-name="T7">i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1</text:span><text:span text:style-name="T7">)</text:span></text:p>
            <text:p text:style-name="P13"><text:span text:style-name="T1"/></text:p>
          </draw:text-box>
        </draw:frame>
        <draw:custom-shape draw:style-name="gr18" draw:text-style-name="P1" draw:layer="layout" svg:width="3.6cm" svg:height="1.821cm" svg:x="6.8cm" svg:y="4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5cm" svg:height="1.825cm" svg:x="6.8cm" svg:y="5.285cm">
          <draw:text-box>
            <text:p text:style-name="P13"><text:span text:style-name="T7">L</text:span><text:span text:style-name="T7">(</text:span><text:span text:style-name="T7">O</text:span><text:span text:style-name="T7">ct</text:span><text:span text:style-name="T7">a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n</text:span><text:span text:style-name="T7">)</text:span></text:p>
            <text:p text:style-name="P13"><text:span text:style-name="T1"/></text:p>
          </draw:text-box>
        </draw:frame>
        <draw:custom-shape draw:style-name="gr11" draw:text-style-name="P10" draw:layer="layout" svg:width="0.13cm" svg:height="0.092cm" svg:x="8.47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8.47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8.47cm" svg:y="5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8cm" svg:height="2.621cm" svg:x="6.8cm" svg:y="4.089cm">
          <draw:text-box>
            <text:p text:style-name="P13"><text:span text:style-name="T7">L</text:span><text:span text:style-name="T7">(</text:span><text:span text:style-name="T7">H</text:span><text:span text:style-name="T7">a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n</text:span><text:span text:style-name="T7">)</text:span></text:p>
            <text:p text:style-name="P13"><text:span text:style-name="T7">L</text:span><text:span text:style-name="T7">(</text:span><text:span text:style-name="T7">D</text:span><text:span text:style-name="T7">i</text:span><text:span text:style-name="T7">p</text:span><text:span text:style-name="T7">l</text:span><text:span text:style-name="T7">o</text:span><text:span text:style-name="T7">i</text:span><text:span text:style-name="T7">d</text:span><text:span text:style-name="T7">|</text:span><text:span text:style-name="T7">S</text:span><text:span text:style-name="T7">a</text:span><text:span text:style-name="T7">m</text:span><text:span text:style-name="T7">p</text:span><text:span text:style-name="T7">l</text:span><text:span text:style-name="T7">e </text:span><text:span text:style-name="T7">n</text:span><text:span text:style-name="T7">)</text:span></text:p>
            <text:p text:style-name="P13"><text:span text:style-name="T1"/></text:p>
          </draw:text-box>
        </draw:fram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2cm" svg:height="1.255cm" svg:x="10.6cm" svg:y="4.254cm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0.852cm" svg:height="0.6cm" draw:transform="rotate (1.5707963267949) translate (2.8cm 6.762cm)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0.2cm" svg:height="8cm" svg:x="12.6cm" svg:y="0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draw:layer="layout" svg:width="4.4cm" svg:height="0.8cm" svg:x="0.8cm" svg:y="6.91cm">
          <text:p text:style-name="P1"><text:span text:style-name="T8">MLE(Ploidy|Sample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4cm" svg:height="0.8cm" svg:x="6.6cm" svg:y="6.91cm">
          <text:p text:style-name="P1"><text:span text:style-name="T8">MLE(Ploidy|Sample 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852cm" svg:height="0.6cm" draw:transform="rotate (1.5707963267949) translate (8.4cm 6.762cm)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draw:layer="layout" svg:width="1cm" svg:height="6.2cm" draw:transform="rotate (-1.5707963267949) translate (9cm 8.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5" draw:layer="layout" svg:width="2.954cm" svg:height="1.501cm" draw:transform="rotate (-1.5707963267949) translate (6.701cm 9.356cm)">
          <text:p/>
          <draw:enhanced-geometry svg:viewBox="0 0 21600 21600" draw:text-areas="?f5 ?f1 ?f6 ?f2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cm" svg:height="2.196cm" svg:x="2.4cm" svg:y="12.507cm">
          <text:p text:style-name="P1"><text:span text:style-name="T3">H</text:span><text:span text:style-name="T4">1</text:span><text:span text:style-name="T5">: </text:span><text:span text:style-name="T6">Ploidy for sample i = </text:span></text:p>
          <text:p text:style-name="P1"><text:span text:style-name="T6">MLE(Ploidy|Sample 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cm" svg:height="7cm" svg:x="13.4cm" svg:y="9.11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8" draw:text-style-name="P1" draw:layer="layout" svg:width="3cm" svg:height="1.401cm" svg:x="9.2cm" svg:y="16.714cm">
          <text:p text:style-name="P1"><text:span text:style-name="T6"><text:s/></text:span><text:span text:style-name="T6">L(Data|H</text:span><text:span text:style-name="T9">1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3cm" svg:height="1.4cm" svg:x="17.4cm" svg:y="16.71cm">
          <text:p text:style-name="P1"><text:span text:style-name="T6">L(Data|H</text:span><text:span text:style-name="T9">0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1.4cm" svg:height="1.6cm" svg:x="10.2cm" svg:y="18.5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1" draw:text-style-name="P20" draw:layer="layout" svg:width="1.427cm" svg:height="1.6cm" draw:transform="rotate (0.0174532925199433) translate (18.189cm 18.53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2" draw:text-style-name="P1" draw:layer="layout" svg:width="6.2cm" svg:height="2cm" svg:x="11.8cm" svg:y="18.71cm">
          <text:p text:style-name="P1"><text:span text:style-name="T10">∆</text:span><text:span text:style-name="T11">=L(Data|H</text:span><text:span text:style-name="T12">1</text:span><text:span text:style-name="T13">)-L(Data|H</text:span><text:span text:style-name="T12">0</text:span><text:span text:style-name="T1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954cm" svg:height="1.501cm" draw:transform="rotate (-2.18166156499291) translate (21.75cm 15.37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954cm" svg:height="1.501cm" draw:transform="rotate (-2.18166156499291) translate (9.399cm 15.509cm)">
          <text:p/>
          <draw:enhanced-geometry svg:viewBox="0 0 21600 21600" draw:text-areas="?f5 ?f1 ?f6 ?f2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5" draw:text-style-name="P1" draw:layer="layout" svg:width="6cm" svg:height="2.4cm" svg:x="11cm" svg:y="9.479cm">
          <text:p text:style-name="P1">Test for aneuploi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6.2cm" svg:height="2.2cm" svg:x="6.6cm" svg:y="13.279cm">
          <text:p text:style-name="P1">Aneuploidy infer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cm" svg:height="2.2cm" svg:x="14.8cm" svg:y="13.279cm">
          <text:p text:style-name="P1">Aneuploidy not infer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8cm" svg:height="3.4cm" svg:x="0.8cm" svg:y="7.879cm">
          <text:p text:style-name="P1">Find sample most likely </text:p>
          <text:p text:style-name="P1">to contain aneuploidy </text:p>
          <text:p text:style-name="P1">and remove from 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4cm" svg:height="2.2cm" svg:x="12cm" svg:y="5.079cm">
          <text:p text:style-name="P1">Calculate <text:span text:style-name="T14">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9cm" svg:height="4.2cm" svg:x="18.2cm" svg:y="5.679cm">
          <text:p text:style-name="P1"><text:span text:style-name="T15">A</text:span><text:span text:style-name="T15">s</text:span><text:span text:style-name="T15">s</text:span><text:span text:style-name="T15">i</text:span><text:span text:style-name="T15">g</text:span><text:span text:style-name="T15">n </text:span></text:p>
          <text:p text:style-name="P1"><text:span text:style-name="T15">M</text:span><text:span text:style-name="T15">L</text:span><text:span text:style-name="T15">E</text:span><text:span text:style-name="T15">(</text:span><text:span text:style-name="T15">p</text:span><text:span text:style-name="T15">l</text:span><text:span text:style-name="T15">o</text:span><text:span text:style-name="T15">i</text:span><text:span text:style-name="T15">d</text:span><text:span text:style-name="T15">y</text:span><text:span text:style-name="T15">|</text:span><text:span text:style-name="T15">R</text:span><text:span text:style-name="T15">e</text:span><text:span text:style-name="T15">m</text:span><text:span text:style-name="T15">a</text:span><text:span text:style-name="T15">i</text:span><text:span text:style-name="T15">n</text:span><text:span text:style-name="T15">i</text:span><text:span text:style-name="T15">n</text:span><text:span text:style-name="T15">g </text:span><text:span text:style-name="T15">s</text:span><text:span text:style-name="T15">a</text:span><text:span text:style-name="T15">m</text:span><text:span text:style-name="T15">p</text:span><text:span text:style-name="T15">l</text:span><text:span text:style-name="T15">e</text:span><text:span text:style-name="T15">s</text:span><text:span text:style-name="T15">)</text:span></text:p>
          <text:p text:style-name="P1"><text:span text:style-name="T15">t</text:span><text:span text:style-name="T15">o </text:span><text:span text:style-name="T15">r</text:span><text:span text:style-name="T15">e</text:span><text:span text:style-name="T15">m</text:span><text:span text:style-name="T15">a</text:span><text:span text:style-name="T15">i</text:span><text:span text:style-name="T15">n</text:span><text:span text:style-name="T15">i</text:span><text:span text:style-name="T15">n</text:span><text:span text:style-name="T15">g </text:span><text:span text:style-name="T15">s</text:span><text:span text:style-name="T15">a</text:span><text:span text:style-name="T15">m</text:span><text:span text:style-name="T15">p</text:span><text:span text:style-name="T15">l</text:span><text:span text:style-name="T15">e</text:span><text:span text:style-name="T15">s </text:span><text:span text:style-name="T15">a</text:span><text:span text:style-name="T15">n</text:span><text:span text:style-name="T15">d</text:span></text:p>
          <text:p text:style-name="P1"><text:span text:style-name="T15">M</text:span><text:span text:style-name="T15">L</text:span><text:span text:style-name="T15">E</text:span><text:span text:style-name="T15">(</text:span><text:span text:style-name="T15">p</text:span><text:span text:style-name="T15">l</text:span><text:span text:style-name="T15">o</text:span><text:span text:style-name="T15">i</text:span><text:span text:style-name="T15">d</text:span><text:span text:style-name="T15">y</text:span><text:span text:style-name="T15">|</text:span><text:span text:style-name="T15">s</text:span><text:span text:style-name="T15">a</text:span><text:span text:style-name="T15">m</text:span><text:span text:style-name="T15">p</text:span><text:span text:style-name="T15">l</text:span><text:span text:style-name="T15">e </text:span><text:span text:style-name="T15">j) </text:span></text:p>
          <text:p text:style-name="P1"><text:span text:style-name="T15">f</text:span><text:span text:style-name="T15">o</text:span><text:span text:style-name="T15">r </text:span><text:span text:style-name="T15">a</text:span><text:span text:style-name="T15">ll </text:span><text:span text:style-name="T15">s</text:span><text:span text:style-name="T15">a</text:span><text:span text:style-name="T15">m</text:span><text:span text:style-name="T15">p</text:span><text:span text:style-name="T15">l</text:span><text:span text:style-name="T15">e</text:span><text:span text:style-name="T15">s </text:span><text:span text:style-name="T15">r</text:span><text:span text:style-name="T15">e</text:span><text:span text:style-name="T15">m</text:span><text:span text:style-name="T15">o</text:span><text:span text:style-name="T15">v</text:span><text:span text:style-name="T15">e</text:span><text:span text:style-name="T15">d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2.2cm" svg:height="1.2cm" draw:transform="rotate (-1.5707963267949) translate (14.6cm 7.27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9" draw:layer="layout" svg:width="2.511cm" svg:height="1.2cm" draw:transform="rotate (-0.785398163397449) translate (17.049cm 11.07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0" draw:layer="layout" svg:width="2.511cm" svg:height="1.2cm" draw:transform="rotate (-2.35619449019235) translate (11.8cm 11.928cm)">
          <text:p/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3" draw:layer="layout" svg:width="3.367cm" svg:height="1.2cm" draw:transform="rotate (-2.35619449019235) translate (7.406cm 11.702cm)">
          <text:p/>
          <draw:enhanced-geometry svg:viewBox="0 0 21600 21600" draw:text-areas="?f5 ?f1 ?f6 ?f2" draw:mirror-horizontal="false" draw:mirror-vertic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4" draw:layer="layout" svg:width="4.22cm" svg:height="1.2cm" draw:transform="rotate (-2.74941717066667) translate (12.2cm 7.466cm)">
          <text:p/>
          <draw:enhanced-geometry svg:viewBox="0 0 21600 21600" draw:text-areas="?f5 ?f1 ?f6 ?f2" draw:mirror-horizontal="true" draw:mirror-vertic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5" draw:layer="layout" svg:width="3.853cm" svg:height="1.2cm" draw:transform="rotate (1.34337992526004) translate (20.865cm 13.525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8" draw:layer="layout" svg:width="2.2cm" svg:height="1.2cm" draw:transform="rotate (-1.5707963267949) translate (14.6cm 2.87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4" draw:layer="layout" svg:width="14.848cm" svg:height="11.136cm" svg:x="3.075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09" draw:display-name="Transparency 109" draw:style="linear" draw:start="100%" draw:end="0%" draw:angle="2700" draw:border="50%"/>
    <draw:opacity draw:name="Transparency_20_113" draw:display-name="Transparency 113" draw:style="linear" draw:start="100%" draw:end="0%" draw:angle="900" draw:border="50%"/>
    <draw:opacity draw:name="Transparency_20_115" draw:display-name="Transparency 115" draw:style="linear" draw:start="100%" draw:end="0%" draw:angle="1800" draw:border="50%"/>
    <draw:opacity draw:name="Transparency_20_120" draw:display-name="Transparency 120" draw:style="linear" draw:start="100%" draw:end="0%" draw:angle="1350" draw:border="50%"/>
    <draw:opacity draw:name="Transparency_20_124" draw:display-name="Transparency 124" draw:style="linear" draw:start="100%" draw:end="0%" draw:angle="2250" draw:border="0%"/>
    <draw:opacity draw:name="Transparency_20_125" draw:display-name="Transparency 125" draw:style="linear" draw:start="100%" draw:end="0%" draw:angle="1800" draw:border="0%"/>
    <draw:opacity draw:name="Transparency_20_128" draw:display-name="Transparency 128" draw:style="linear" draw:start="100%" draw:end="0%" draw:angle="1350" draw:border="0%"/>
    <draw:opacity draw:name="Transparency_20_129" draw:display-name="Transparency 129" draw:style="linear" draw:start="100%" draw:end="0%" draw:angle="2250" draw:border="50%"/>
    <draw:opacity draw:name="Transparency_20_130" draw:display-name="Transparency 130" draw:style="linear" draw:start="100%" draw:end="0%" draw:angle="0" draw:border="0%"/>
    <draw:opacity draw:name="Transparency_20_131" draw:display-name="Transparency 131" draw:style="linear" draw:start="100%" draw:end="0%" draw:angle="450" draw:border="0%"/>
    <draw:opacity draw:name="Transparency_20_132" draw:display-name="Transparency 132" draw:style="linear" draw:start="100%" draw:end="0%" draw:angle="900" draw:border="0%"/>
    <draw:opacity draw:name="Transparency_20_133" draw:display-name="Transparency 133" draw:style="linear" draw:start="100%" draw:end="0%" draw:angle="2700" draw:border="0%"/>
    <draw:opacity draw:name="Transparency_20_134" draw:display-name="Transparency 134" draw:style="linear" draw:start="100%" draw:end="0%" draw:angle="3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3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17:58:39.701139941</meta:creation-date>
    <meta:editing-duration>PT11M49S</meta:editing-duration>
    <meta:editing-cycles>6</meta:editing-cycles>
    <meta:generator>LibreOffice/5.1.6.2$Linux_X86_64 LibreOffice_project/10m0$Build-2</meta:generator>
    <dc:date>2018-08-27T16:07:19.037309140</dc:date>
    <meta:document-statistic meta:object-count="228"/>
  </office:meta>
</office:document-meta>
</file>